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1200000465D81B1E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/>
    <style:font-face style:name="Nimbus Sans L1" svg:font-family="'Nimbus Sans L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Standard">
      <style:paragraph-properties fo:text-align="center" style:justify-single-word="false"/>
      <style:text-properties style:font-name="Tempus Sans ITC" fo:font-size="24pt" style:text-underline-style="solid" style:text-underline-width="auto" style:text-underline-color="font-color" fo:font-weight="bold" style:font-size-asian="24pt" style:font-weight-asian="bold"/>
    </style:style>
    <style:style style:name="P2" style:family="paragraph" style:parent-style-name="Standard">
      <style:text-properties style:font-name="Tempus Sans IT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" style:family="paragraph" style:parent-style-name="Standard" style:list-style-name="WW8Num2">
      <style:text-properties style:font-name="Arial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 style:list-style-name="WW8Num1">
      <style:text-properties style:font-name="Arial"/>
    </style:style>
    <style:style style:name="P7" style:family="paragraph" style:parent-style-name="Header">
      <style:paragraph-properties>
        <style:tab-stops/>
      </style:paragraph-properties>
    </style:style>
    <style:style style:name="Sect1" style:family="section">
      <style:section-properties style:writing-mode="lr-tb" style:editable="false">
        <style:columns fo:column-count="2" fo:column-gap="0.4917in">
          <style:column style:rel-width="32767*" fo:start-indent="0in" fo:end-indent="0.2457in"/>
          <style:column style:rel-width="32767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0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0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wan Dao </text:p>
      <text:section text:style-name="Sect1" text:name="Section1">
        <text:p text:style-name="P2">Controls</text:p>
        <text:list text:style-name="WW8Num2">
          <text:list-item>
            <text:p text:style-name="P3">Pi: Long chop with momentum.</text:p>
          </text:list-item>
          <text:list-item>
            <text:p text:style-name="P3">Wan: Cloud, Circular soft parry</text:p>
          </text:list-item>
          <text:list-item>
            <text:p text:style-name="P3">Jahm: Short Chop, no momenutum.</text:p>
          </text:list-item>
          <text:list-item>
            <text:p text:style-name="P3">Liu: Uppercut, low R to high L</text:p>
          </text:list-item>
          <text:list-item>
            <text:p text:style-name="P3">Mun: Low leading block, like Wan</text:p>
          </text:list-item>
        </text:list>
        <text:p text:style-name="P4"/>
        <text:p text:style-name="P4"/>
        <text:list text:style-name="WW8Num2" text:continue-numbering="true">
          <text:list-item>
            <text:p text:style-name="P3">Moi- Fa: Make Flowers.</text:p>
          </text:list-item>
          <text:list-item>
            <text:p text:style-name="P3">So: low slice (snake cutting)</text:p>
          </text:list-item>
          <text:list-item>
            <text:p text:style-name="P3">Gwai: Uncrossed low block. <text:s/>(leave weapon in the way)</text:p>
          </text:list-item>
          <text:list-item>
            <text:p text:style-name="P3">Manipulating momentum</text:p>
          </text:list-item>
          <text:list-item>
            <text:p text:style-name="P3">Historical Tradition</text:p>
          </text:list-item>
        </text:list>
      </text:section>
      <text:section text:style-name="Sect2" text:name="Section2">
        <text:p text:style-name="P5"/>
      </text:section>
      <text:section text:style-name="Sect1" text:name="Section3">
        <text:p text:style-name="P2">Form</text:p>
        <text:p text:style-name="P5">Start, weapon blade out in right hand. <text:s/>Chamber left fist as blade pivots to edge inward, turn head and look at blade. <text:s/></text:p>
        <text:list text:style-name="WW8Num1">
          <text:list-item>
            <text:p text:style-name="P6">Shift focus to left hand and circle/ smooth beard.</text:p>
          </text:list-item>
          <text:list-item>
            <text:p text:style-name="P6">Kick loose, butt strike and Jahm.</text:p>
          </text:list-item>
          <text:list-item>
            <text:p text:style-name="P6">Circle, kick and chop 2 more times.</text:p>
          </text:list-item>
          <text:list-item>
            <text:p text:style-name="P6">Step R leg to right, block with back of blade. <text:s/>Step forward L strike with haft. <text:s/>Chop crossed, no step.</text:p>
          </text:list-item>
          <text:list-item>
            <text:p text:style-name="P6">Step behind, turn block and disarm with haft, Pi with blade (tucked). <text:s/>End right foot forward bow. <text:s/></text:p>
          </text:list-item>
          <text:list-item>
            <text:p text:style-name="P6">They push blade to L, strike with haft coming out of the tuck, step behind and overhead Jahm. </text:p>
          </text:list-item>
          <text:list-item>
            <text:p text:style-name="P6">Turn and block/ disarm with haft, Pi in L forward Bow</text:p>
          </text:list-item>
          <text:list-item>
            <text:p text:style-name="P6">Circle overhead, Mun vs low thrust with ridge, weapon on chest. <text:s/>Whet the blade and stab with blade on body.</text:p>
          </text:list-item>
          <text:list-item>
            <text:p text:style-name="P6">Step left forward with butt strike, circle under right arm, right leg slap kick into left hand. <text:s/>(slap over toes to yongquan)</text:p>
          </text:list-item>
          <text:list-item>
            <text:p text:style-name="P6">180 jump and cut to horse position</text:p>
          </text:list-item>
          <text:list-item>
            <text:p text:style-name="P6">step behind with left and stab to right</text:p>
          </text:list-item>
          <text:list-item>
            <text:p text:style-name="P6">Hop into General Kwan mounts the horse</text:p>
          </text:list-item>
          <text:list-item>
            <text:p text:style-name="P6">Step out with R, jab with weapon, they block. <text:s/>Strike with haft, and step behind Jahm or Liu (depending on how they block)</text:p>
          </text:list-item>
          <text:list-item>
            <text:p text:style-name="P6">Blocking with ridge, and moving to original left. <text:s/>Reverse sweep right, forward sweep left, reverse sweep right, and pivot to bow, striking with butt to left rear corner. <text:s/>End position R bow. <text:s/></text:p>
          </text:list-item>
          <text:list-item>
            <text:p text:style-name="P6">Jahm, Pierce upwards and ground weapon. <text:s/>Turn attention and edge 180 set low.</text:p>
          </text:list-item>
          <text:list-item>
            <text:p text:style-name="P6">Pivot to kneeling Liu.</text:p>
          </text:list-item>
          <text:list-item>
            <text:p text:style-name="P6">Step back to R Cat, 3x Moi Fa. (both sides) <text:s/>Finish step L behind T and break while So.</text:p>
          </text:list-item>
        </text:list>
        <text:p text:style-name="P4"/>
        <text:list text:style-name="WW8Num1" text:continue-numbering="true">
          <text:list-item>
            <text:p text:style-name="P6">Pivot, pi/fan kick. <text:s/></text:p>
          </text:list-item>
          <text:list-item>
            <text:p text:style-name="P6">Block blade. Strike with haft. Step behind Jahm.</text:p>
          </text:list-item>
          <text:list-item>
            <text:p text:style-name="P6">Turn around, haft strike/ disarm and Pi</text:p>
          </text:list-item>
          <text:list-item>
            <text:p text:style-name="P6">Turn 180, strike with ridge, follow up with haft, split with blade tucked (Pi). <text:s/>Be sure to stop weapon on body.</text:p>
          </text:list-item>
          <text:list-item>
            <text:p text:style-name="P6">Step back circle ridge overhead, low Mun and thrust.</text:p>
          </text:list-item>
          <text:list-item>
            <text:p text:style-name="P6">Step fwd L to T and Gwai</text:p>
          </text:list-item>
          <text:list-item>
            <text:p text:style-name="P6">Push off blade, kick off blade step down</text:p>
          </text:list-item>
          <text:list-item>
            <text:p text:style-name="P6">Step behind and So</text:p>
          </text:list-item>
          <text:list-item>
            <text:p text:style-name="P6">step out and haft strike, step behind and So tucked</text:p>
          </text:list-item>
          <text:list-item>
            <text:p text:style-name="P6">Dragon climbs the pillar, pi, fan kick, step across and back with right pivot out, overhead flower end with left knee high, leaning back. <text:s/></text:p>
          </text:list-item>
          <text:list-item>
            <text:p text:style-name="P6">Step down and turn to left, plant butt on ground, jump like Ill Le, and flick dirt to blind opponent. <text:s/>Land in horse Liu. <text:s/></text:p>
          </text:list-item>
          <text:list-item>
            <text:p text:style-name="P6">Shoot weapon out to right hand and step back right into Monk chops a log.</text:p>
          </text:list-item>
          <text:list-item>
            <text:p text:style-name="P6">Step behind switch hands</text:p>
          </text:list-item>
          <text:list-item>
            <text:p text:style-name="P6">Downward Flower, both sides</text:p>
          </text:list-item>
          <text:list-item>
            <text:p text:style-name="P6">Downward Upward Flower</text:p>
          </text:list-item>
          <text:list-item>
            <text:p text:style-name="P6">3x downward turning 8’s end with T So.</text:p>
          </text:list-item>
          <text:list-item>
            <text:p text:style-name="P6">Turn 180. <text:s/>Step L out haft strike downward into 3x downward horse chops. <text:s/>End with T So.</text:p>
          </text:list-item>
          <text:list-item>
            <text:p text:style-name="P6">Step out to horse So to R tucked.</text:p>
          </text:list-item>
          <text:list-item>
            <text:p text:style-name="P6">2x overhead 360 8’s</text:p>
          </text:list-item>
          <text:list-item>
            <text:p text:style-name="P6">Last spin, step right &amp; pull up/ spin out. Jahm to L corner. <text:s/>Thrust high, hook left leg.</text:p>
          </text:list-item>
          <text:list-item>
            <text:p text:style-name="P6">Step back, 3x So (snake cutting) while follow stepping backwards.</text:p>
          </text:list-item>
          <text:list-item>
            <text:p text:style-name="P6">Circle to front, blocking sideways with ridge and haft strike L forward bow. <text:s/>Disarm and Jahm.</text:p>
          </text:list-item>
          <text:list-item>
            <text:p text:style-name="P6">Circle kick and chop.</text:p>
          </text:list-item>
          <text:list-item>
            <text:p text:style-name="P6">Circle, ground weapon, smooth beard and finish.</text:p>
          </text:list-item>
        </text:list>
        <text:p text:style-name="P5"/>
      </text:section>
      <text:section text:style-name="Sect3" text:name="Section4">
        <text:p text:style-name="P5"/>
        <text:p text:style-name="P5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/>
    <style:font-face style:name="Nimbus Sans L1" svg:font-family="'Nimbus Sans L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Sans L" fo:font-size="12pt" fo:language="en" fo:country="US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imbus Sans 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Sans 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Tempus Sans ITC" fo:font-size="16pt" style:font-size-asian="16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Tempus Sans ITC" fo:language="none" fo:country="none" style:language-asian="none" style:country-asian="none"/>
    </style:style>
    <style:style style:name="T2" style:family="text">
      <style:text-properties style:font-name="Tempus Sans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char" svg:x="0in" svg:y="-0.3in" svg:width="0.7409in" svg:height="0.8in" draw:z-index="0"><draw:image xlink:href="Pictures/100000000000041200000465D81B1EE0.png" xlink:type="simple" xlink:show="embed" xlink:actuate="onLoad"/></draw:frame>United Martial Arts of Plymouth</text:p>
        <text:p text:style-name="P2"><draw:line text:anchor-type="char" draw:z-index="1" draw:style-name="gr1" draw:text-style-name="P3" svg:x1="0in" svg:y1="0.2098in" svg:x2="6.5in" svg:y2="0.2098in"><text:p/></draw:line><text:span text:style-name="T1">10760 W. Hwy. 55</text:span><text:span text:style-name="T2"> Plymouth MN 554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dc:title>Kwan Dao </dc:title>
    <meta:initial-creator>Nik Ogura</meta:initial-creator>
    <meta:creation-date>2003-01-09T16:11:00</meta:creation-date>
    <dc:date>2006-03-27T17:18:31</dc:date>
    <meta:print-date>2001-07-25T14:48:00</meta:print-date>
    <dc:language>en-US</dc:language>
    <meta:editing-cycles>2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7" meta:word-count="576" meta:character-count="3124"/>
  </office:meta>
</office:document-meta>
</file>